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Tahoma" svg:font-family="Tahoma, 'Lucida Sans Unicode', 'Lucida Grande', 'Trebuchet MS', Helvetica, Arial, sans-serif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2pt" officeooo:rsid="000f2be6" officeooo:paragraph-rsid="000f2be6" style:font-size-asian="12pt" style:font-size-complex="12pt"/>
    </style:style>
    <style:style style:name="P2" style:family="paragraph" style:parent-style-name="Standard">
      <style:text-properties style:font-name="Verdana" fo:font-size="12pt" officeooo:rsid="000f2be6" officeooo:paragraph-rsid="000f3b28" style:font-size-asian="12pt" style:font-size-complex="12pt"/>
    </style:style>
    <style:style style:name="P3" style:family="paragraph" style:parent-style-name="Standard">
      <style:text-properties style:font-name="Verdana" fo:font-size="12pt" officeooo:rsid="000f3b28" officeooo:paragraph-rsid="000f3b28" style:font-size-asian="12pt" style:font-size-complex="12pt"/>
    </style:style>
    <style:style style:name="T1" style:family="text">
      <style:text-properties officeooo:rsid="000f2be6"/>
    </style:style>
    <style:style style:name="T2" style:family="text">
      <style:text-properties fo:font-variant="normal" fo:text-transform="none" fo:color="#666666" fo:letter-spacing="normal" fo:font-style="normal" fo:font-weight="normal"/>
    </style:style>
    <style:style style:name="T3" style:family="text">
      <style:text-properties fo:font-variant="normal" fo:text-transform="none" fo:color="#666666" fo:letter-spacing="normal" fo:font-style="normal" fo:font-weight="normal" officeooo:rsid="000f3b28"/>
    </style:style>
    <style:style style:name="T4" style:family="text">
      <style:text-properties fo:font-variant="normal" fo:text-transform="none" fo:color="#444444" fo:letter-spacing="normal" fo:font-style="normal" fo:font-weight="normal"/>
    </style:style>
    <style:style style:name="T5" style:family="text">
      <style:text-properties fo:font-variant="normal" fo:text-transform="none" fo:color="#444444" style:font-name="arial" fo:letter-spacing="normal" fo:font-style="normal" fo:font-weight="normal"/>
    </style:style>
    <style:style style:name="T6" style:family="text">
      <style:text-properties fo:font-variant="normal" fo:text-transform="none" fo:color="#444444" style:font-name="arial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zanowni Państwo,</text:span></text:p>
      <text:p text:style-name="P1"><text:span text:style-name="T2"/></text:p>
      <text:p text:style-name="P1"><text:span text:style-name="T2">Jestem studentem </text:span><text:span text:style-name="T3">2 roku </text:span><text:span text:style-name="T2">Informatyki Społecznej Akademii Nauk w Łodzi.</text:span></text:p>
      <text:p text:style-name="P1"><text:span text:style-name="T2">Jestem osobą otwartą, komunikatywną i kreatywną. </text:span></text:p>
      <text:p text:style-name="P1"><text:span text:style-name="T2">Zawsze staram się konsekwentnie dążyć do wyznaczonych celów.</text:span></text:p>
      <text:p text:style-name="P2"><text:span text:style-name="T2">Jestem ambitny i nie boję się podejmowania nowych wyzwań. </text:span></text:p>
      <text:p text:style-name="P2"><text:span text:style-name="T2">Cenię sobie pracę w zespole i dobrze odnajduję się w takim środowisku pracy. Potrafię pracować pod presją czasu.</text:span></text:p>
      <text:p text:style-name="P2"><text:span text:style-name="T2"/></text:p>
      <text:p text:style-name="P1"><text:span text:style-name="T2"/></text:p>
      <text:p text:style-name="P1"><text:span text:style-name="T2">Doskonale zdaję sobie sprawę z tego, że samo teoretyczne przygotowanie do zawodu informatyka nie jest wystarczające w dynamicznie zmieniającym się środowisku informatycznym i internetowym. </text:span><text:line-break/><text:line-break/><text:line-break/><text:span text:style-name="T2">Pasjonuje mnie odkrywanie nowych możliwości, jakie niesie za sobą informatyka. </text:span></text:p>
      <text:p text:style-name="P1"><text:span text:style-name="T2"/></text:p>
      <text:p text:style-name="P3"><text:span text:style-name="T2">Jestem pewien że wakacyjne praktyki w Państwa firmie będą dla mnie świetną okazją na zdobycie nowych umiejętności, rozwijanie pasji i zainteresowań oraz poszerzenie horyzontów.</text:span></text:p>
      <text:p text:style-name="P3"><text:span text:style-name="T1"><text:line-break/></text:span></text:p>
      <text:p text:style-name="P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2" svg:font-family="Tahoma"/>
    <style:font-face style:name="Tahoma" svg:font-family="Tahoma, 'Lucida Sans Unicode', 'Lucida Grande', 'Trebuchet MS', Helvetica, Arial, sans-serif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00H00M35S</meta:editing-duration>
    <meta:editing-cycles>2</meta:editing-cycles>
    <meta:generator>LibreOffice/4.1.4.2$Windows_x86 LibreOffice_project/0a0440ccc0227ad9829de5f46be37cfb6edcf72</meta:generator>
    <dc:date>2014-03-07T20:26:22.234000000</dc:date>
    <meta:document-statistic meta:table-count="0" meta:image-count="0" meta:object-count="0" meta:page-count="1" meta:paragraph-count="10" meta:word-count="111" meta:character-count="814" meta:non-whitespace-character-count="703"/>
    <meta:user-defined meta:name="Info 1"/>
    <meta:user-defined meta:name="Info 2"/>
    <meta:user-defined meta:name="Info 3"/>
    <meta:user-defined meta:name="Info 4"/>
  </office:meta>
</office:document-meta>
</file>